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cm" fo:min-width="1.348cm"/>
    </style:style>
    <style:style style:name="gr3" style:family="graphic" style:parent-style-name="standard">
      <style:graphic-properties draw:fill="solid" draw:fill-color="#aea79f" draw:opacity-name="Transparency_20_1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1.34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60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7.366cm" svg:height="4.318cm" svg:x="8.62cm" svg:y="16.118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09cm" svg:x="8.671cm" svg:y="16.179cm">
            <draw:text-box>
              <text:p>LP10</text:p>
            </draw:text-box>
          </draw:frame>
        </draw:g>
        <draw:g>
          <draw:custom-shape draw:style-name="gr1" draw:text-style-name="P1" draw:layer="layout" svg:width="7.366cm" svg:height="4.318cm" svg:x="1.127cm" svg:y="16.118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09cm" svg:x="1.178cm" svg:y="16.179cm">
            <draw:text-box>
              <text:p>LP09</text:p>
            </draw:text-box>
          </draw:frame>
        </draw:g>
        <draw:g>
          <draw:custom-shape draw:style-name="gr1" draw:text-style-name="P1" draw:layer="layout" svg:width="7.366cm" svg:height="4.318cm" svg:x="8.62cm" svg:y="11.673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09cm" svg:x="8.671cm" svg:y="11.734cm">
            <draw:text-box>
              <text:p>LP07</text:p>
            </draw:text-box>
          </draw:frame>
        </draw:g>
        <draw:g>
          <draw:custom-shape draw:style-name="gr1" draw:text-style-name="P1" draw:layer="layout" svg:width="7.366cm" svg:height="4.318cm" svg:x="1.127cm" svg:y="11.673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09cm" svg:x="1.178cm" svg:y="11.734cm">
            <draw:text-box>
              <text:p>LP06</text:p>
            </draw:text-box>
          </draw:frame>
        </draw:g>
        <draw:g>
          <draw:custom-shape draw:style-name="gr1" draw:text-style-name="P1" draw:layer="layout" svg:width="7.366cm" svg:height="4.318cm" svg:x="16.119cm" svg:y="7.255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09cm" svg:x="16.17cm" svg:y="7.316cm">
            <draw:text-box>
              <text:p>LP05</text:p>
            </draw:text-box>
          </draw:frame>
        </draw:g>
        <draw:g>
          <draw:custom-shape draw:style-name="gr1" draw:text-style-name="P1" draw:layer="layout" svg:width="14.859cm" svg:height="4.318cm" svg:x="1.127cm" svg:y="2.783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4.134cm" svg:height="1.09cm" svg:x="1.23cm" svg:y="2.844cm">
            <draw:text-box>
              <text:p>LP02</text:p>
            </draw:text-box>
          </draw:frame>
        </draw:g>
        <draw:g>
          <draw:custom-shape draw:style-name="gr3" draw:text-style-name="P1" draw:layer="layout" svg:width="2.54cm" svg:height="1.27cm" svg:x="5.826cm" svg:y="4.307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72cm" svg:height="0.962cm" svg:x="5.699cm" svg:y="4.434cm">
            <draw:text-box>
              <text:p>05 AMS</text:p>
            </draw:text-box>
          </draw:frame>
        </draw:g>
        <draw:g>
          <draw:custom-shape draw:style-name="gr3" draw:text-style-name="P1" draw:layer="layout" svg:width="2.54cm" svg:height="1.27cm" svg:x="5.827cm" svg:y="5.704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547cm" svg:height="0.962cm" svg:x="5.82cm" svg:y="5.885cm">
            <draw:text-box>
              <text:p>06 SLF</text:p>
            </draw:text-box>
          </draw:frame>
        </draw:g>
        <draw:g>
          <draw:custom-shape draw:style-name="gr3" draw:text-style-name="P1" draw:layer="layout" svg:width="2.54cm" svg:height="1.27cm" svg:x="8.493cm" svg:y="2.91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14cm" svg:height="0.962cm" svg:x="8.493cm" svg:y="3.091cm">
            <draw:text-box>
              <text:p>07 CLB</text:p>
            </draw:text-box>
          </draw:frame>
        </draw:g>
        <draw:g>
          <draw:custom-shape draw:style-name="gr3" draw:text-style-name="P1" draw:layer="layout" svg:width="2.54cm" svg:height="1.27cm" svg:x="8.493cm" svg:y="4.307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8.366cm" svg:y="4.488cm">
            <draw:text-box>
              <text:p>08 DES</text:p>
            </draw:text-box>
          </draw:frame>
        </draw:g>
        <draw:g>
          <draw:custom-shape draw:style-name="gr3" draw:text-style-name="P1" draw:layer="layout" svg:width="2.54cm" svg:height="1.27cm" svg:x="8.493cm" svg:y="5.7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2.64cm" svg:height="0.962cm" svg:x="8.493cm" svg:y="5.885cm">
            <draw:text-box>
              <text:p>09 TNS</text:p>
            </draw:text-box>
          </draw:frame>
        </draw:g>
        <draw:g>
          <draw:custom-shape draw:style-name="gr3" draw:text-style-name="P1" draw:layer="layout" svg:width="2.54cm" svg:height="1.27cm" svg:x="18.145cm" svg:y="7.408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53cm" svg:height="0.962cm" svg:x="18.032cm" svg:y="7.589cm">
            <draw:text-box>
              <text:p>11 SLO</text:p>
            </draw:text-box>
          </draw:frame>
        </draw:g>
        <draw:g>
          <draw:custom-shape draw:style-name="gr3" draw:text-style-name="P1" draw:layer="layout" svg:width="2.54cm" svg:height="1.27cm" svg:x="18.145cm" svg:y="8.778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568cm" svg:height="0.962cm" svg:x="18.032cm" svg:y="8.959cm">
            <draw:text-box>
              <text:p>12 STA</text:p>
            </draw:text-box>
          </draw:frame>
        </draw:g>
        <draw:g>
          <draw:custom-shape draw:style-name="gr3" draw:text-style-name="P1" draw:layer="layout" svg:width="2.54cm" svg:height="1.27cm" svg:x="3.159cm" svg:y="14.594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407cm" svg:height="0.962cm" svg:x="3.046cm" svg:y="14.775cm">
            <draw:text-box>
              <text:p>13 SPI</text:p>
            </draw:text-box>
          </draw:frame>
        </draw:g>
        <draw:g>
          <draw:custom-shape draw:style-name="gr3" draw:text-style-name="P1" draw:layer="layout" svg:width="2.54cm" svg:height="1.27cm" svg:x="10.638cm" svg:y="13.197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10.525cm" svg:y="13.378cm">
            <draw:text-box>
              <text:p>14 SPR</text:p>
            </draw:text-box>
          </draw:frame>
        </draw:g>
        <draw:g>
          <draw:custom-shape draw:style-name="gr3" draw:text-style-name="P1" draw:layer="layout" svg:width="2.54cm" svg:height="1.27cm" svg:x="13.319cm" svg:y="11.8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335cm" svg:height="0.962cm" svg:x="13.206cm" svg:y="11.981cm">
            <draw:text-box>
              <text:p>15 SLI</text:p>
            </draw:text-box>
          </draw:frame>
        </draw:g>
        <draw:g>
          <draw:custom-shape draw:style-name="gr3" draw:text-style-name="P1" draw:layer="layout" svg:width="2.54cm" svg:height="1.27cm" svg:x="11.16cm" svg:y="2.91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475cm" svg:height="0.962cm" svg:x="11.047cm" svg:y="3.091cm">
            <draw:text-box>
              <text:p>17 CIR</text:p>
            </draw:text-box>
          </draw:frame>
        </draw:g>
        <draw:g>
          <draw:custom-shape draw:style-name="gr3" draw:text-style-name="P1" draw:layer="layout" svg:width="2.54cm" svg:height="1.27cm" svg:x="10.638cm" svg:y="16.245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53cm" svg:height="0.962cm" svg:x="10.525cm" svg:y="16.426cm">
            <draw:text-box>
              <text:p>19 SOL</text:p>
            </draw:text-box>
          </draw:frame>
        </draw:g>
        <draw:g>
          <draw:custom-shape draw:style-name="gr3" draw:text-style-name="P1" draw:layer="layout" svg:width="2.54cm" svg:height="1.27cm" svg:x="5.812cm" svg:y="16.245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83cm" svg:height="0.962cm" svg:x="5.699cm" svg:y="16.426cm">
            <draw:text-box>
              <text:p>29 EMG</text:p>
            </draw:text-box>
          </draw:frame>
        </draw:g>
        <draw:g>
          <draw:custom-shape draw:style-name="gr3" draw:text-style-name="P1" draw:layer="layout" svg:width="2.54cm" svg:height="1.27cm" svg:x="5.812cm" svg:y="17.642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864cm" svg:height="0.962cm" svg:x="5.699cm" svg:y="17.823cm">
            <draw:text-box>
              <text:p>30 COM</text:p>
            </draw:text-box>
          </draw:frame>
        </draw:g>
        <draw:g>
          <draw:custom-shape draw:style-name="gr3" draw:text-style-name="P1" draw:layer="layout" svg:width="2.54cm" svg:height="1.27cm" svg:x="3.166cm" svg:y="2.91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3.159cm" svg:y="3.091cm">
            <draw:text-box>
              <text:p>01 FAM</text:p>
            </draw:text-box>
          </draw:frame>
        </draw:g>
        <draw:g>
          <draw:custom-shape draw:style-name="gr3" draw:text-style-name="P1" draw:layer="layout" svg:width="2.54cm" svg:height="1.27cm" svg:x="3.147cm" svg:y="4.307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3.14cm" svg:y="4.488cm">
            <draw:text-box>
              <text:p>02 PRE</text:p>
            </draw:text-box>
          </draw:frame>
        </draw:g>
        <draw:g>
          <draw:custom-shape draw:style-name="gr3" draw:text-style-name="P1" draw:layer="layout" svg:width="2.54cm" svg:height="1.27cm" svg:x="3.147cm" svg:y="5.704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3.14cm" svg:y="5.885cm">
            <draw:text-box>
              <text:p>03 CTR</text:p>
            </draw:text-box>
          </draw:frame>
        </draw:g>
        <draw:g>
          <draw:custom-shape draw:style-name="gr3" draw:text-style-name="P1" draw:layer="layout" svg:width="2.54cm" svg:height="1.27cm" svg:x="5.833cm" svg:y="2.91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555cm" svg:height="0.962cm" svg:x="5.826cm" svg:y="3.091cm">
            <draw:text-box>
              <text:p>04 TAX</text:p>
            </draw:text-box>
          </draw:frame>
        </draw:g>
        <draw:g>
          <draw:g>
            <draw:custom-shape draw:style-name="gr1" draw:text-style-name="P1" draw:layer="layout" svg:width="7.366cm" svg:height="4.318cm" svg:x="1.127cm" svg:y="7.228cm">
              <text:p/>
              <draw:enhanced-geometry svg:viewBox="0 0 21600 21600" draw:type="rectangle" draw:enhanced-path="M 0 0 L 21600 0 21600 21600 0 21600 0 0 Z N"/>
            </draw:custom-shape>
            <draw:frame draw:style-name="gr2" draw:layer="layout" svg:width="2.049cm" svg:height="1.09cm" svg:x="1.178cm" svg:y="7.289cm">
              <draw:text-box>
                <text:p>LP03</text:p>
              </draw:text-box>
            </draw:frame>
          </draw:g>
          <draw:g>
            <draw:custom-shape draw:style-name="gr3" draw:text-style-name="P1" draw:layer="layout" svg:width="2.54cm" svg:height="1.27cm" svg:x="3.159cm" svg:y="7.355cm">
              <text:p/>
              <draw:enhanced-geometry svg:viewBox="0 0 21600 21600" draw:type="rectangle" draw:enhanced-path="M 0 0 L 21600 0 21600 21600 0 21600 0 0 Z N"/>
            </draw:custom-shape>
            <draw:frame draw:style-name="gr4" draw:layer="layout" svg:width="2.631cm" svg:height="0.962cm" svg:x="3.046cm" svg:y="7.536cm">
              <draw:text-box>
                <text:p>16 TOF</text:p>
              </draw:text-box>
            </draw:frame>
          </draw:g>
          <draw:g>
            <draw:custom-shape draw:style-name="gr3" draw:text-style-name="P1" draw:layer="layout" svg:width="2.54cm" svg:height="1.27cm" svg:x="3.159cm" svg:y="8.752cm">
              <text:p/>
              <draw:enhanced-geometry svg:viewBox="0 0 21600 21600" draw:type="rectangle" draw:enhanced-path="M 0 0 L 21600 0 21600 21600 0 21600 0 0 Z N"/>
            </draw:custom-shape>
            <draw:frame draw:style-name="gr4" draw:layer="layout" svg:width="2.636cm" svg:height="0.962cm" svg:x="3.046cm" svg:y="8.933cm">
              <draw:text-box>
                <text:p>23 NAV</text:p>
              </draw:text-box>
            </draw:frame>
          </draw:g>
          <draw:g>
            <draw:custom-shape draw:style-name="gr3" draw:text-style-name="P1" draw:layer="layout" svg:width="2.54cm" svg:height="1.27cm" svg:x="5.826cm" svg:y="7.355cm">
              <text:p/>
              <draw:enhanced-geometry svg:viewBox="0 0 21600 21600" draw:type="rectangle" draw:enhanced-path="M 0 0 L 21600 0 21600 21600 0 21600 0 0 Z N"/>
            </draw:custom-shape>
            <draw:frame draw:style-name="gr4" draw:layer="layout" svg:width="2.547cm" svg:height="0.962cm" svg:x="5.819cm" svg:y="7.536cm">
              <draw:text-box>
                <text:p>06 SLF</text:p>
              </draw:text-box>
            </draw:frame>
          </draw:g>
          <draw:g>
            <draw:custom-shape draw:style-name="gr3" draw:text-style-name="P1" draw:layer="layout" svg:width="2.54cm" svg:height="1.27cm" svg:x="5.826cm" svg:y="8.752cm">
              <text:p/>
              <draw:enhanced-geometry svg:viewBox="0 0 21600 21600" draw:type="rectangle" draw:enhanced-path="M 0 0 L 21600 0 21600 21600 0 21600 0 0 Z N"/>
            </draw:custom-shape>
            <draw:frame draw:style-name="gr4" draw:layer="layout" svg:width="2.614cm" svg:height="0.962cm" svg:x="5.826cm" svg:y="8.933cm">
              <draw:text-box>
                <text:p>07 CLB</text:p>
              </draw:text-box>
            </draw:frame>
          </draw:g>
          <draw:g>
            <draw:custom-shape draw:style-name="gr3" draw:text-style-name="P1" draw:layer="layout" svg:width="2.54cm" svg:height="1.27cm" svg:x="5.826cm" svg:y="10.149cm">
              <text:p/>
              <draw:enhanced-geometry svg:viewBox="0 0 21600 21600" draw:type="rectangle" draw:enhanced-path="M 0 0 L 21600 0 21600 21600 0 21600 0 0 Z N"/>
            </draw:custom-shape>
            <draw:frame draw:style-name="gr4" draw:layer="layout" svg:width="2.686cm" svg:height="0.962cm" svg:x="5.699cm" svg:y="10.33cm">
              <draw:text-box>
                <text:p>08 DES</text:p>
              </draw:text-box>
            </draw:frame>
          </draw:g>
        </draw:g>
        <draw:g>
          <draw:custom-shape draw:style-name="gr1" draw:text-style-name="P1" draw:layer="layout" svg:width="7.366cm" svg:height="4.318cm" svg:x="8.62cm" svg:y="7.228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09cm" svg:x="8.671cm" svg:y="7.289cm">
            <draw:text-box>
              <text:p>LP04</text:p>
            </draw:text-box>
          </draw:frame>
        </draw:g>
        <draw:g>
          <draw:custom-shape draw:style-name="gr3" draw:text-style-name="P1" draw:layer="layout" svg:width="2.54cm" svg:height="1.27cm" svg:x="13.319cm" svg:y="8.752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53cm" svg:height="0.962cm" svg:x="13.206cm" svg:y="8.933cm">
            <draw:text-box>
              <text:p>10 FRE</text:p>
            </draw:text-box>
          </draw:frame>
        </draw:g>
        <draw:g>
          <draw:custom-shape draw:style-name="gr3" draw:text-style-name="P1" draw:layer="layout" svg:width="2.54cm" svg:height="1.27cm" svg:x="13.305cm" svg:y="10.149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13.192cm" svg:y="10.33cm">
            <draw:text-box>
              <text:p>18 LDG</text:p>
            </draw:text-box>
          </draw:frame>
        </draw:g>
        <draw:g>
          <draw:custom-shape draw:style-name="gr3" draw:text-style-name="P1" draw:layer="layout" svg:width="2.54cm" svg:height="1.27cm" svg:x="10.652cm" svg:y="7.355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1cm" svg:height="0.962cm" svg:x="10.539cm" svg:y="7.536cm">
            <draw:text-box>
              <text:p>16 TOF</text:p>
            </draw:text-box>
          </draw:frame>
        </draw:g>
        <draw:g>
          <draw:custom-shape draw:style-name="gr3" draw:text-style-name="P1" draw:layer="layout" svg:width="2.54cm" svg:height="1.27cm" svg:x="10.652cm" svg:y="8.752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14cm" svg:height="0.962cm" svg:x="10.652cm" svg:y="8.933cm">
            <draw:text-box>
              <text:p>07 CLB</text:p>
            </draw:text-box>
          </draw:frame>
        </draw:g>
        <draw:g>
          <draw:custom-shape draw:style-name="gr3" draw:text-style-name="P1" draw:layer="layout" svg:width="2.54cm" svg:height="1.27cm" svg:x="10.652cm" svg:y="10.149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10.525cm" svg:y="10.33cm">
            <draw:text-box>
              <text:p>08 DES</text:p>
            </draw:text-box>
          </draw:frame>
        </draw:g>
        <draw:g>
          <draw:custom-shape draw:style-name="gr3" draw:text-style-name="P1" draw:layer="layout" svg:width="2.54cm" svg:height="1.27cm" svg:x="13.319cm" svg:y="7.355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547cm" svg:height="0.962cm" svg:x="13.312cm" svg:y="7.536cm">
            <draw:text-box>
              <text:p>06 SLF</text:p>
            </draw:text-box>
          </draw:frame>
        </draw:g>
        <draw:g>
          <draw:custom-shape draw:style-name="gr3" draw:text-style-name="P1" draw:layer="layout" svg:width="2.54cm" svg:height="1.27cm" svg:x="5.812cm" svg:y="14.594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5.699cm" svg:y="14.775cm">
            <draw:text-box>
              <text:p>18 LDG</text:p>
            </draw:text-box>
          </draw:frame>
        </draw:g>
        <draw:g>
          <draw:custom-shape draw:style-name="gr3" draw:text-style-name="P1" draw:layer="layout" svg:width="2.54cm" svg:height="1.27cm" svg:x="18.151cm" svg:y="10.176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6cm" svg:height="0.962cm" svg:x="18.024cm" svg:y="10.357cm">
            <draw:text-box>
              <text:p>23 NAV</text:p>
            </draw:text-box>
          </draw:frame>
        </draw:g>
        <draw:g>
          <draw:custom-shape draw:style-name="gr3" draw:text-style-name="P1" draw:layer="layout" svg:width="2.54cm" svg:height="1.27cm" svg:x="3.159cm" svg:y="11.8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53cm" svg:height="0.962cm" svg:x="3.046cm" svg:y="11.981cm">
            <draw:text-box>
              <text:p>11 SLO</text:p>
            </draw:text-box>
          </draw:frame>
        </draw:g>
        <draw:g>
          <draw:custom-shape draw:style-name="gr3" draw:text-style-name="P1" draw:layer="layout" svg:width="2.54cm" svg:height="1.27cm" svg:x="3.159cm" svg:y="13.197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568cm" svg:height="0.962cm" svg:x="3.046cm" svg:y="13.378cm">
            <draw:text-box>
              <text:p>12 STA</text:p>
            </draw:text-box>
          </draw:frame>
        </draw:g>
        <draw:g>
          <draw:custom-shape draw:style-name="gr3" draw:text-style-name="P1" draw:layer="layout" svg:width="2.54cm" svg:height="1.27cm" svg:x="20.804cm" svg:y="10.176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20.691cm" svg:y="10.357cm">
            <draw:text-box>
              <text:p>18 LDG</text:p>
            </draw:text-box>
          </draw:frame>
        </draw:g>
        <draw:g>
          <draw:custom-shape draw:style-name="gr3" draw:text-style-name="P1" draw:layer="layout" svg:width="2.54cm" svg:height="1.27cm" svg:x="10.652cm" svg:y="11.8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53cm" svg:height="0.962cm" svg:x="10.539cm" svg:y="11.981cm">
            <draw:text-box>
              <text:p>11 SLO</text:p>
            </draw:text-box>
          </draw:frame>
        </draw:g>
        <draw:g>
          <draw:custom-shape draw:style-name="gr3" draw:text-style-name="P1" draw:layer="layout" svg:width="2.54cm" svg:height="1.27cm" svg:x="10.652cm" svg:y="14.5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2.64cm" svg:height="0.962cm" svg:x="10.652cm" svg:y="14.775cm">
            <draw:text-box>
              <text:p>09 TNS</text:p>
            </draw:text-box>
          </draw:frame>
        </draw:g>
        <draw:g>
          <draw:custom-shape draw:style-name="gr1" draw:text-style-name="P1" draw:layer="layout" svg:width="7.366cm" svg:height="4.318cm" svg:x="16.113cm" svg:y="11.673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09cm" svg:x="16.164cm" svg:y="11.734cm">
            <draw:text-box>
              <text:p>LP08</text:p>
            </draw:text-box>
          </draw:frame>
        </draw:g>
        <draw:g>
          <draw:custom-shape draw:style-name="gr3" draw:text-style-name="P1" draw:layer="layout" svg:width="2.54cm" svg:height="1.27cm" svg:x="20.812cm" svg:y="11.8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1cm" svg:height="0.962cm" svg:x="20.699cm" svg:y="11.981cm">
            <draw:text-box>
              <text:p>16 TOF</text:p>
            </draw:text-box>
          </draw:frame>
        </draw:g>
        <draw:g>
          <draw:custom-shape draw:style-name="gr3" draw:text-style-name="P1" draw:layer="layout" svg:width="2.54cm" svg:height="1.27cm" svg:x="20.798cm" svg:y="13.197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475cm" svg:height="0.962cm" svg:x="20.685cm" svg:y="13.378cm">
            <draw:text-box>
              <text:p>17 CIR</text:p>
            </draw:text-box>
          </draw:frame>
        </draw:g>
        <draw:g>
          <draw:custom-shape draw:style-name="gr3" draw:text-style-name="P1" draw:layer="layout" svg:width="2.54cm" svg:height="1.27cm" svg:x="20.798cm" svg:y="14.594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20.685cm" svg:y="14.775cm">
            <draw:text-box>
              <text:p>18 LDG</text:p>
            </draw:text-box>
          </draw:frame>
        </draw:g>
        <draw:g>
          <draw:custom-shape draw:style-name="gr3" draw:text-style-name="P1" draw:layer="layout" svg:width="2.54cm" svg:height="1.27cm" svg:x="18.145cm" svg:y="11.8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335cm" svg:height="0.962cm" svg:x="18.032cm" svg:y="11.981cm">
            <draw:text-box>
              <text:p>15 SLI</text:p>
            </draw:text-box>
          </draw:frame>
        </draw:g>
        <draw:g>
          <draw:custom-shape draw:style-name="gr1" draw:text-style-name="P1" draw:layer="layout" svg:width="7.366cm" svg:height="4.318cm" svg:x="16.113cm" svg:y="16.118cm">
            <text:p/>
            <draw:enhanced-geometry svg:viewBox="0 0 21600 21600" draw:type="rectangle" draw:enhanced-path="M 0 0 L 21600 0 21600 21600 0 21600 0 0 Z N"/>
          </draw:custom-shape>
          <draw:frame draw:style-name="gr6" draw:layer="layout" svg:width="2.049cm" svg:height="2.384cm" svg:x="16.164cm" svg:y="16.179cm">
            <draw:text-box>
              <text:p>LP11</text:p>
              <text:p>SOL</text:p>
            </draw:text-box>
          </draw:frame>
        </draw:g>
        <draw:g>
          <draw:custom-shape draw:style-name="gr3" draw:text-style-name="P1" draw:layer="layout" svg:width="2.54cm" svg:height="1.27cm" svg:x="3.145cm" svg:y="16.245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1cm" svg:height="0.962cm" svg:x="3.032cm" svg:y="16.426cm">
            <draw:text-box>
              <text:p>16 TOF</text:p>
            </draw:text-box>
          </draw:frame>
        </draw:g>
        <draw:g>
          <draw:custom-shape draw:style-name="gr3" draw:text-style-name="P1" draw:layer="layout" svg:width="2.54cm" svg:height="1.27cm" svg:x="3.159cm" svg:y="17.642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475cm" svg:height="0.962cm" svg:x="3.046cm" svg:y="17.823cm">
            <draw:text-box>
              <text:p>17 CIR</text:p>
            </draw:text-box>
          </draw:frame>
        </draw:g>
        <draw:g>
          <draw:custom-shape draw:style-name="gr3" draw:text-style-name="P1" draw:layer="layout" svg:width="2.54cm" svg:height="1.27cm" svg:x="3.145cm" svg:y="19.039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3.032cm" svg:y="19.22cm">
            <draw:text-box>
              <text:p>18 LDG</text:p>
            </draw:text-box>
          </draw:frame>
        </draw:g>
        <draw:g>
          <draw:custom-shape draw:style-name="gr3" draw:text-style-name="P1" draw:layer="layout" svg:width="2.54cm" svg:height="1.27cm" svg:x="18.131cm" svg:y="16.245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53cm" svg:height="0.962cm" svg:x="18.018cm" svg:y="16.426cm">
            <draw:text-box>
              <text:p>19 SOL</text:p>
            </draw:text-box>
          </draw:frame>
        </draw:g>
        <draw:g>
          <draw:custom-shape draw:style-name="gr3" draw:text-style-name="P1" draw:layer="layout" svg:width="2.54cm" svg:height="1.27cm" svg:x="13.3cm" svg:y="16.245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1cm" svg:height="0.962cm" svg:x="13.187cm" svg:y="16.426cm">
            <draw:text-box>
              <text:p>16 TOF</text:p>
            </draw:text-box>
          </draw:frame>
        </draw:g>
        <draw:g>
          <draw:custom-shape draw:style-name="gr3" draw:text-style-name="P1" draw:layer="layout" svg:width="2.54cm" svg:height="1.27cm" svg:x="13.286cm" svg:y="17.642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475cm" svg:height="0.962cm" svg:x="13.173cm" svg:y="17.823cm">
            <draw:text-box>
              <text:p>17 CIR</text:p>
            </draw:text-box>
          </draw:frame>
        </draw:g>
        <draw:g>
          <draw:custom-shape draw:style-name="gr3" draw:text-style-name="P1" draw:layer="layout" svg:width="2.54cm" svg:height="1.27cm" svg:x="13.286cm" svg:y="19.039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13.173cm" svg:y="19.22cm">
            <draw:text-box>
              <text:p>18 LDG</text:p>
            </draw:text-box>
          </draw:frame>
        </draw:g>
        <draw:frame draw:style-name="gr4" draw:text-style-name="P2" draw:layer="layout" svg:width="13.52cm" svg:height="0.962cm" svg:x="7.407cm" svg:y="1.308cm">
          <draw:text-box>
            <text:p><text:span text:style-name="T1">Competency Training Leading to the First Solo</text:span></text:p>
          </draw:text-box>
        </draw:frame>
      </draw:page>
      <draw:page draw:name="page2" draw:style-name="dp1" draw:master-page-name="Default">
        <draw:g>
          <draw:custom-shape draw:style-name="gr1" draw:text-style-name="P1" draw:layer="layout" svg:width="7.366cm" svg:height="4.318cm" svg:x="1.154cm" svg:y="2.794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09cm" svg:x="1.205cm" svg:y="2.855cm">
            <draw:text-box>
              <text:p>LP12</text:p>
            </draw:text-box>
          </draw:frame>
        </draw:g>
        <draw:g>
          <draw:custom-shape draw:style-name="gr3" draw:text-style-name="P1" draw:layer="layout" svg:width="2.54cm" svg:height="1.27cm" svg:x="5.853cm" svg:y="2.921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1cm" svg:height="0.962cm" svg:x="5.74cm" svg:y="3.102cm">
            <draw:text-box>
              <text:p>16 TOF</text:p>
            </draw:text-box>
          </draw:frame>
        </draw:g>
        <draw:g>
          <draw:custom-shape draw:style-name="gr3" draw:text-style-name="P1" draw:layer="layout" svg:width="2.54cm" svg:height="1.27cm" svg:x="5.839cm" svg:y="4.318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475cm" svg:height="0.962cm" svg:x="5.726cm" svg:y="4.499cm">
            <draw:text-box>
              <text:p>17 CIR</text:p>
            </draw:text-box>
          </draw:frame>
        </draw:g>
        <draw:g>
          <draw:custom-shape draw:style-name="gr3" draw:text-style-name="P1" draw:layer="layout" svg:width="2.54cm" svg:height="1.27cm" svg:x="5.839cm" svg:y="5.715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5.726cm" svg:y="5.896cm">
            <draw:text-box>
              <text:p>18 LDG</text:p>
            </draw:text-box>
          </draw:frame>
        </draw:g>
        <draw:g>
          <draw:custom-shape draw:style-name="gr1" draw:text-style-name="P1" draw:layer="layout" svg:width="7.366cm" svg:height="4.318cm" svg:x="8.647cm" svg:y="2.794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673cm" svg:x="8.698cm" svg:y="2.855cm">
            <draw:text-box>
              <text:p>LP13</text:p>
              <text:p>SOL</text:p>
            </draw:text-box>
          </draw:frame>
        </draw:g>
        <draw:g>
          <draw:custom-shape draw:style-name="gr3" draw:text-style-name="P1" draw:layer="layout" svg:width="2.54cm" svg:height="1.27cm" svg:x="13.327cm" svg:y="2.921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1cm" svg:height="0.962cm" svg:x="13.214cm" svg:y="3.102cm">
            <draw:text-box>
              <text:p>16 TOF</text:p>
            </draw:text-box>
          </draw:frame>
        </draw:g>
        <draw:g>
          <draw:custom-shape draw:style-name="gr3" draw:text-style-name="P1" draw:layer="layout" svg:width="2.54cm" svg:height="1.27cm" svg:x="13.313cm" svg:y="4.318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475cm" svg:height="0.962cm" svg:x="13.2cm" svg:y="4.499cm">
            <draw:text-box>
              <text:p>17 CIR</text:p>
            </draw:text-box>
          </draw:frame>
        </draw:g>
        <draw:g>
          <draw:custom-shape draw:style-name="gr3" draw:text-style-name="P1" draw:layer="layout" svg:width="2.54cm" svg:height="1.27cm" svg:x="13.313cm" svg:y="5.715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13.2cm" svg:y="5.896cm">
            <draw:text-box>
              <text:p>18 LDG</text:p>
            </draw:text-box>
          </draw:frame>
        </draw:g>
        <draw:g>
          <draw:custom-shape draw:style-name="gr3" draw:text-style-name="P1" draw:layer="layout" svg:width="2.54cm" svg:height="1.27cm" svg:x="10.679cm" svg:y="2.921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53cm" svg:height="0.962cm" svg:x="10.566cm" svg:y="3.102cm">
            <draw:text-box>
              <text:p>19 SOL</text:p>
            </draw:text-box>
          </draw:frame>
        </draw:g>
        <draw:g>
          <draw:custom-shape draw:style-name="gr1" draw:text-style-name="P1" draw:layer="layout" svg:width="7.366cm" svg:height="4.318cm" svg:x="1.154cm" svg:y="7.239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09cm" svg:x="1.205cm" svg:y="7.3cm">
            <draw:text-box>
              <text:p>LP14</text:p>
            </draw:text-box>
          </draw:frame>
        </draw:g>
        <draw:g>
          <draw:custom-shape draw:style-name="gr3" draw:text-style-name="P1" draw:layer="layout" svg:width="2.54cm" svg:height="1.27cm" svg:x="5.853cm" svg:y="7.366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1cm" svg:height="0.962cm" svg:x="5.74cm" svg:y="7.547cm">
            <draw:text-box>
              <text:p>16 TOF</text:p>
            </draw:text-box>
          </draw:frame>
        </draw:g>
        <draw:g>
          <draw:custom-shape draw:style-name="gr3" draw:text-style-name="P1" draw:layer="layout" svg:width="2.54cm" svg:height="1.27cm" svg:x="5.839cm" svg:y="8.763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5.726cm" svg:y="8.944cm">
            <draw:text-box>
              <text:p>18 LDG</text:p>
            </draw:text-box>
          </draw:frame>
        </draw:g>
        <draw:g>
          <draw:custom-shape draw:style-name="gr1" draw:text-style-name="P1" draw:layer="layout" svg:width="7.366cm" svg:height="4.318cm" svg:x="8.647cm" svg:y="7.239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673cm" svg:x="8.698cm" svg:y="7.3cm">
            <draw:text-box>
              <text:p>LP15</text:p>
              <text:p>SOL</text:p>
            </draw:text-box>
          </draw:frame>
        </draw:g>
        <draw:g>
          <draw:custom-shape draw:style-name="gr3" draw:text-style-name="P1" draw:layer="layout" svg:width="2.54cm" svg:height="1.27cm" svg:x="13.346cm" svg:y="7.366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1cm" svg:height="0.962cm" svg:x="13.233cm" svg:y="7.547cm">
            <draw:text-box>
              <text:p>16 TOF</text:p>
            </draw:text-box>
          </draw:frame>
        </draw:g>
        <draw:g>
          <draw:custom-shape draw:style-name="gr3" draw:text-style-name="P1" draw:layer="layout" svg:width="2.54cm" svg:height="1.27cm" svg:x="13.332cm" svg:y="8.763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13.219cm" svg:y="8.944cm">
            <draw:text-box>
              <text:p>18 LDG</text:p>
            </draw:text-box>
          </draw:frame>
        </draw:g>
        <draw:frame draw:style-name="gr4" draw:layer="layout" svg:width="9.388cm" svg:height="1.673cm" svg:x="16.15cm" svg:y="2.794cm">
          <draw:text-box>
            <text:p>Normal Take-Offs and Landings</text:p>
            <text:p>Circuits</text:p>
          </draw:text-box>
        </draw:frame>
        <draw:frame draw:style-name="gr4" draw:layer="layout" svg:width="10.446cm" svg:height="0.962cm" svg:x="16.15cm" svg:y="7.239cm">
          <draw:text-box>
            <text:p>Short-Field Take-Offs and Landings</text:p>
          </draw:text-box>
        </draw:frame>
        <draw:g>
          <draw:custom-shape draw:style-name="gr1" draw:text-style-name="P1" draw:layer="layout" svg:width="7.366cm" svg:height="4.318cm" svg:x="1.154cm" svg:y="11.684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09cm" svg:x="1.205cm" svg:y="11.745cm">
            <draw:text-box>
              <text:p>LP16</text:p>
            </draw:text-box>
          </draw:frame>
        </draw:g>
        <draw:g>
          <draw:custom-shape draw:style-name="gr1" draw:text-style-name="P1" draw:layer="layout" svg:width="7.366cm" svg:height="4.318cm" svg:x="8.647cm" svg:y="11.684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673cm" svg:x="8.698cm" svg:y="11.745cm">
            <draw:text-box>
              <text:p>LP17</text:p>
              <text:p>SOL</text:p>
            </draw:text-box>
          </draw:frame>
        </draw:g>
        <draw:frame draw:style-name="gr4" draw:layer="layout" svg:width="10.061cm" svg:height="0.962cm" svg:x="16.14cm" svg:y="11.684cm">
          <draw:text-box>
            <text:p>Soft-Field Take-Offs and Landings</text:p>
          </draw:text-box>
        </draw:frame>
        <draw:g>
          <draw:custom-shape draw:style-name="gr3" draw:text-style-name="P1" draw:layer="layout" svg:width="2.54cm" svg:height="1.27cm" svg:x="5.853cm" svg:y="11.811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1cm" svg:height="0.962cm" svg:x="5.74cm" svg:y="11.992cm">
            <draw:text-box>
              <text:p>16 TOF</text:p>
            </draw:text-box>
          </draw:frame>
        </draw:g>
        <draw:g>
          <draw:custom-shape draw:style-name="gr3" draw:text-style-name="P1" draw:layer="layout" svg:width="2.54cm" svg:height="1.27cm" svg:x="5.839cm" svg:y="13.208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5.726cm" svg:y="13.389cm">
            <draw:text-box>
              <text:p>18 LDG</text:p>
            </draw:text-box>
          </draw:frame>
        </draw:g>
        <draw:g>
          <draw:custom-shape draw:style-name="gr3" draw:text-style-name="P1" draw:layer="layout" svg:width="2.54cm" svg:height="1.27cm" svg:x="13.346cm" svg:y="11.811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1cm" svg:height="0.962cm" svg:x="13.233cm" svg:y="11.992cm">
            <draw:text-box>
              <text:p>16 TOF</text:p>
            </draw:text-box>
          </draw:frame>
        </draw:g>
        <draw:g>
          <draw:custom-shape draw:style-name="gr3" draw:text-style-name="P1" draw:layer="layout" svg:width="2.54cm" svg:height="1.27cm" svg:x="13.332cm" svg:y="13.208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13.219cm" svg:y="13.389cm">
            <draw:text-box>
              <text:p>18 LDG</text:p>
            </draw:text-box>
          </draw:frame>
        </draw:g>
        <draw:g>
          <draw:custom-shape draw:style-name="gr3" draw:text-style-name="P1" draw:layer="layout" svg:width="2.54cm" svg:height="1.27cm" svg:x="10.679cm" svg:y="7.366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53cm" svg:height="0.962cm" svg:x="10.566cm" svg:y="7.547cm">
            <draw:text-box>
              <text:p>19 SOL</text:p>
            </draw:text-box>
          </draw:frame>
        </draw:g>
        <draw:g>
          <draw:custom-shape draw:style-name="gr3" draw:text-style-name="P1" draw:layer="layout" svg:width="2.54cm" svg:height="1.27cm" svg:x="10.665cm" svg:y="11.811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53cm" svg:height="0.962cm" svg:x="10.552cm" svg:y="11.992cm">
            <draw:text-box>
              <text:p>19 SOL</text:p>
            </draw:text-box>
          </draw:frame>
        </draw:g>
        <draw:g>
          <draw:custom-shape draw:style-name="gr1" draw:text-style-name="P1" draw:layer="layout" svg:width="7.366cm" svg:height="4.318cm" svg:x="1.154cm" svg:y="16.129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09cm" svg:x="1.205cm" svg:y="16.19cm">
            <draw:text-box>
              <text:p>LP18</text:p>
            </draw:text-box>
          </draw:frame>
        </draw:g>
        <draw:g>
          <draw:custom-shape draw:style-name="gr1" draw:text-style-name="P1" draw:layer="layout" svg:width="7.366cm" svg:height="4.318cm" svg:x="8.647cm" svg:y="16.129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673cm" svg:x="8.698cm" svg:y="16.19cm">
            <draw:text-box>
              <text:p>LP19</text:p>
              <text:p>SOL</text:p>
            </draw:text-box>
          </draw:frame>
        </draw:g>
        <draw:g>
          <draw:custom-shape draw:style-name="gr3" draw:text-style-name="P1" draw:layer="layout" svg:width="2.54cm" svg:height="1.27cm" svg:x="5.853cm" svg:y="16.256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1cm" svg:height="0.962cm" svg:x="5.74cm" svg:y="16.437cm">
            <draw:text-box>
              <text:p>16 TOF</text:p>
            </draw:text-box>
          </draw:frame>
        </draw:g>
        <draw:g>
          <draw:custom-shape draw:style-name="gr3" draw:text-style-name="P1" draw:layer="layout" svg:width="2.54cm" svg:height="1.27cm" svg:x="5.839cm" svg:y="17.653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5.726cm" svg:y="17.834cm">
            <draw:text-box>
              <text:p>18 LDG</text:p>
            </draw:text-box>
          </draw:frame>
        </draw:g>
        <draw:g>
          <draw:custom-shape draw:style-name="gr3" draw:text-style-name="P1" draw:layer="layout" svg:width="2.54cm" svg:height="1.27cm" svg:x="13.346cm" svg:y="16.256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1cm" svg:height="0.962cm" svg:x="13.233cm" svg:y="16.437cm">
            <draw:text-box>
              <text:p>16 TOF</text:p>
            </draw:text-box>
          </draw:frame>
        </draw:g>
        <draw:g>
          <draw:custom-shape draw:style-name="gr3" draw:text-style-name="P1" draw:layer="layout" svg:width="2.54cm" svg:height="1.27cm" svg:x="13.332cm" svg:y="17.653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13.219cm" svg:y="17.834cm">
            <draw:text-box>
              <text:p>18 LDG</text:p>
            </draw:text-box>
          </draw:frame>
        </draw:g>
        <draw:g>
          <draw:custom-shape draw:style-name="gr3" draw:text-style-name="P1" draw:layer="layout" svg:width="2.54cm" svg:height="1.27cm" svg:x="10.665cm" svg:y="16.256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53cm" svg:height="0.962cm" svg:x="10.552cm" svg:y="16.437cm">
            <draw:text-box>
              <text:p>19 SOL</text:p>
            </draw:text-box>
          </draw:frame>
        </draw:g>
        <draw:frame draw:style-name="gr4" draw:layer="layout" svg:width="10.658cm" svg:height="0.962cm" svg:x="16.14cm" svg:y="16.183cm">
          <draw:text-box>
            <text:p>Cross-Wind Take-Offs and Landings</text:p>
          </draw:text-box>
        </draw:frame>
        <draw:frame draw:style-name="gr4" draw:text-style-name="P2" draw:layer="layout" svg:width="17.241cm" svg:height="0.962cm" svg:x="7.407cm" svg:y="1.308cm">
          <draw:text-box>
            <text:p><text:span text:style-name="T1">Competency Training for Advanced Take-Offs and Landings</text:span></text:p>
          </draw:text-box>
        </draw:frame>
      </draw:page>
      <draw:page draw:name="page3" draw:style-name="dp1" draw:master-page-name="Default">
        <draw:g>
          <draw:custom-shape draw:style-name="gr1" draw:text-style-name="P1" draw:layer="layout" svg:width="7.366cm" svg:height="4.318cm" svg:x="1.127cm" svg:y="2.524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09cm" svg:x="1.178cm" svg:y="2.585cm">
            <draw:text-box>
              <text:p>LP20</text:p>
            </draw:text-box>
          </draw:frame>
        </draw:g>
        <draw:frame draw:style-name="gr7" draw:text-style-name="P2" draw:layer="layout" svg:width="13.867cm" svg:height="0.962cm" svg:x="7.972cm" svg:y="1.254cm">
          <draw:text-box>
            <text:p><text:span text:style-name="T1">Competency Training Leading to Cross-Country</text:span></text:p>
          </draw:text-box>
        </draw:frame>
        <draw:g>
          <draw:custom-shape draw:style-name="gr1" draw:text-style-name="P1" draw:layer="layout" svg:width="7.366cm" svg:height="4.318cm" svg:x="8.62cm" svg:y="2.524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673cm" svg:x="8.671cm" svg:y="2.585cm">
            <draw:text-box>
              <text:p>LP21</text:p>
              <text:p>SOL</text:p>
            </draw:text-box>
          </draw:frame>
        </draw:g>
        <draw:g>
          <draw:custom-shape draw:style-name="gr3" draw:text-style-name="P1" draw:layer="layout" svg:width="2.54cm" svg:height="1.27cm" svg:x="5.812cm" svg:y="2.651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5.699cm" svg:y="2.832cm">
            <draw:text-box>
              <text:p>22 FRC</text:p>
            </draw:text-box>
          </draw:frame>
        </draw:g>
        <draw:frame draw:style-name="gr4" draw:layer="layout" svg:width="9.773cm" svg:height="0.962cm" svg:x="16.15cm" svg:y="2.795cm">
          <draw:text-box>
            <text:p>First Solo away from Home Base</text:p>
          </draw:text-box>
        </draw:frame>
        <draw:g>
          <draw:custom-shape draw:style-name="gr3" draw:text-style-name="P1" draw:layer="layout" svg:width="2.54cm" svg:height="1.27cm" svg:x="10.652cm" svg:y="2.651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53cm" svg:height="0.962cm" svg:x="10.539cm" svg:y="2.832cm">
            <draw:text-box>
              <text:p>19 SOL</text:p>
            </draw:text-box>
          </draw:frame>
        </draw:g>
        <draw:g>
          <draw:custom-shape draw:style-name="gr3" draw:text-style-name="P1" draw:layer="layout" svg:width="2.54cm" svg:height="1.27cm" svg:x="13.319cm" svg:y="2.651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1cm" svg:height="0.962cm" svg:x="13.206cm" svg:y="2.832cm">
            <draw:text-box>
              <text:p>16 TOF</text:p>
            </draw:text-box>
          </draw:frame>
        </draw:g>
        <draw:g>
          <draw:custom-shape draw:style-name="gr3" draw:text-style-name="P1" draw:layer="layout" svg:width="2.54cm" svg:height="1.27cm" svg:x="13.305cm" svg:y="4.048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475cm" svg:height="0.962cm" svg:x="13.192cm" svg:y="4.229cm">
            <draw:text-box>
              <text:p>17 CIR</text:p>
            </draw:text-box>
          </draw:frame>
        </draw:g>
        <draw:g>
          <draw:custom-shape draw:style-name="gr3" draw:text-style-name="P1" draw:layer="layout" svg:width="2.54cm" svg:height="1.27cm" svg:x="13.305cm" svg:y="5.445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13.192cm" svg:y="5.626cm">
            <draw:text-box>
              <text:p>18 LDG</text:p>
            </draw:text-box>
          </draw:frame>
        </draw:g>
        <draw:g>
          <draw:custom-shape draw:style-name="gr3" draw:text-style-name="P1" draw:layer="layout" svg:width="2.54cm" svg:height="1.27cm" svg:x="10.652cm" svg:y="4.048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6cm" svg:height="0.962cm" svg:x="10.525cm" svg:y="4.229cm">
            <draw:text-box>
              <text:p>23 NAV</text:p>
            </draw:text-box>
          </draw:frame>
        </draw:g>
        <draw:g>
          <draw:custom-shape draw:style-name="gr3" draw:text-style-name="P1" draw:layer="layout" svg:width="2.54cm" svg:height="1.27cm" svg:x="24.3cm" svg:y="4.0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2.64cm" svg:height="0.962cm" svg:x="24.3cm" svg:y="4.229cm">
            <draw:text-box>
              <text:p>09 TNS</text:p>
            </draw:text-box>
          </draw:frame>
        </draw:g>
        <draw:g>
          <draw:custom-shape draw:style-name="gr3" draw:text-style-name="P1" draw:layer="layout" svg:width="2.54cm" svg:height="1.27cm" svg:x="16.367cm" svg:y="5.445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53cm" svg:height="0.962cm" svg:x="16.254cm" svg:y="5.626cm">
            <draw:text-box>
              <text:p>11 SLO</text:p>
            </draw:text-box>
          </draw:frame>
        </draw:g>
        <draw:g>
          <draw:custom-shape draw:style-name="gr3" draw:text-style-name="P1" draw:layer="layout" svg:width="2.54cm" svg:height="1.27cm" svg:x="19.02cm" svg:y="5.445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568cm" svg:height="0.962cm" svg:x="18.907cm" svg:y="5.626cm">
            <draw:text-box>
              <text:p>12 STA</text:p>
            </draw:text-box>
          </draw:frame>
        </draw:g>
        <draw:g>
          <draw:custom-shape draw:style-name="gr3" draw:text-style-name="P1" draw:layer="layout" svg:width="2.54cm" svg:height="1.27cm" svg:x="19.034cm" svg:y="4.048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14cm" svg:height="0.962cm" svg:x="19.034cm" svg:y="4.229cm">
            <draw:text-box>
              <text:p>07 CLB</text:p>
            </draw:text-box>
          </draw:frame>
        </draw:g>
        <draw:g>
          <draw:custom-shape draw:style-name="gr3" draw:text-style-name="P1" draw:layer="layout" svg:width="2.54cm" svg:height="1.27cm" svg:x="21.682cm" svg:y="4.048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21.555cm" svg:y="4.229cm">
            <draw:text-box>
              <text:p>08 DES</text:p>
            </draw:text-box>
          </draw:frame>
        </draw:g>
        <draw:g>
          <draw:custom-shape draw:style-name="gr3" draw:text-style-name="P1" draw:layer="layout" svg:width="2.54cm" svg:height="1.27cm" svg:x="16.367cm" svg:y="4.048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547cm" svg:height="0.962cm" svg:x="16.36cm" svg:y="4.229cm">
            <draw:text-box>
              <text:p>06 SLF</text:p>
            </draw:text-box>
          </draw:frame>
        </draw:g>
        <draw:frame draw:style-name="gr4" draw:layer="layout" svg:width="4.27cm" svg:height="0.962cm" svg:x="21.701cm" svg:y="5.572cm">
          <draw:text-box>
            <text:p>Practice Area</text:p>
          </draw:text-box>
        </draw:frame>
        <draw:g>
          <draw:custom-shape draw:style-name="gr1" draw:text-style-name="P1" draw:layer="layout" svg:width="7.366cm" svg:height="4.318cm" svg:x="1.127cm" svg:y="6.969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09cm" svg:x="1.178cm" svg:y="7.03cm">
            <draw:text-box>
              <text:p>LP22</text:p>
            </draw:text-box>
          </draw:frame>
        </draw:g>
        <draw:g>
          <draw:custom-shape draw:style-name="gr1" draw:text-style-name="P1" draw:layer="layout" svg:width="7.366cm" svg:height="4.318cm" svg:x="8.62cm" svg:y="6.969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673cm" svg:x="8.671cm" svg:y="7.03cm">
            <draw:text-box>
              <text:p>LP23</text:p>
              <text:p>SOL</text:p>
            </draw:text-box>
          </draw:frame>
        </draw:g>
        <draw:frame draw:style-name="gr4" draw:layer="layout" svg:width="10.044cm" svg:height="1.673cm" svg:x="16.24cm" svg:y="6.969cm">
          <draw:text-box>
            <text:p>Solo Practice improving Accuracy</text:p>
            <text:p>and Coordination (Exercise Cont.)</text:p>
          </draw:text-box>
        </draw:frame>
        <draw:g>
          <draw:custom-shape draw:style-name="gr3" draw:text-style-name="P1" draw:layer="layout" svg:width="2.54cm" svg:height="1.27cm" svg:x="5.812cm" svg:y="7.096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53cm" svg:height="0.962cm" svg:x="5.699cm" svg:y="7.277cm">
            <draw:text-box>
              <text:p>11 SLO</text:p>
            </draw:text-box>
          </draw:frame>
        </draw:g>
        <draw:g>
          <draw:custom-shape draw:style-name="gr3" draw:text-style-name="P1" draw:layer="layout" svg:width="2.54cm" svg:height="1.27cm" svg:x="5.826cm" svg:y="8.493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568cm" svg:height="0.962cm" svg:x="5.713cm" svg:y="8.674cm">
            <draw:text-box>
              <text:p>12 STA</text:p>
            </draw:text-box>
          </draw:frame>
        </draw:g>
        <draw:g>
          <draw:custom-shape draw:style-name="gr3" draw:text-style-name="P1" draw:layer="layout" svg:width="2.54cm" svg:height="1.27cm" svg:x="5.826cm" svg:y="9.89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407cm" svg:height="0.962cm" svg:x="5.713cm" svg:y="10.071cm">
            <draw:text-box>
              <text:p>13 SPI</text:p>
            </draw:text-box>
          </draw:frame>
        </draw:g>
        <draw:g>
          <draw:custom-shape draw:style-name="gr3" draw:text-style-name="P1" draw:layer="layout" svg:width="2.54cm" svg:height="1.27cm" svg:x="3.145cm" svg:y="7.096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3.032cm" svg:y="7.277cm">
            <draw:text-box>
              <text:p>22 FRC</text:p>
            </draw:text-box>
          </draw:frame>
        </draw:g>
        <draw:g>
          <draw:custom-shape draw:style-name="gr3" draw:text-style-name="P1" draw:layer="layout" svg:width="2.54cm" svg:height="1.27cm" svg:x="10.652cm" svg:y="7.096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53cm" svg:height="0.962cm" svg:x="10.539cm" svg:y="7.277cm">
            <draw:text-box>
              <text:p>19 SOL</text:p>
            </draw:text-box>
          </draw:frame>
        </draw:g>
        <draw:g>
          <draw:custom-shape draw:style-name="gr3" draw:text-style-name="P1" draw:layer="layout" svg:width="2.54cm" svg:height="1.27cm" svg:x="13.319cm" svg:y="7.096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1cm" svg:height="0.962cm" svg:x="13.206cm" svg:y="7.277cm">
            <draw:text-box>
              <text:p>16 TOF</text:p>
            </draw:text-box>
          </draw:frame>
        </draw:g>
        <draw:g>
          <draw:custom-shape draw:style-name="gr3" draw:text-style-name="P1" draw:layer="layout" svg:width="2.54cm" svg:height="1.27cm" svg:x="13.305cm" svg:y="9.89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13.192cm" svg:y="10.071cm">
            <draw:text-box>
              <text:p>18 LDG</text:p>
            </draw:text-box>
          </draw:frame>
        </draw:g>
        <draw:g>
          <draw:custom-shape draw:style-name="gr3" draw:text-style-name="P1" draw:layer="layout" svg:width="2.54cm" svg:height="1.27cm" svg:x="10.652cm" svg:y="8.493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6cm" svg:height="0.962cm" svg:x="10.525cm" svg:y="8.674cm">
            <draw:text-box>
              <text:p>23 NAV</text:p>
            </draw:text-box>
          </draw:frame>
        </draw:g>
        <draw:g>
          <draw:custom-shape draw:style-name="gr3" draw:text-style-name="P1" draw:layer="layout" svg:width="2.54cm" svg:height="1.27cm" svg:x="16.367cm" svg:y="8.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2.64cm" svg:height="0.962cm" svg:x="16.367cm" svg:y="8.801cm">
            <draw:text-box>
              <text:p>09 TNS</text:p>
            </draw:text-box>
          </draw:frame>
        </draw:g>
        <draw:g>
          <draw:custom-shape draw:style-name="gr3" draw:text-style-name="P1" draw:layer="layout" svg:width="2.54cm" svg:height="1.27cm" svg:x="19.034cm" svg:y="8.62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53cm" svg:height="0.962cm" svg:x="18.921cm" svg:y="8.801cm">
            <draw:text-box>
              <text:p>10 FRE</text:p>
            </draw:text-box>
          </draw:frame>
        </draw:g>
        <draw:g>
          <draw:custom-shape draw:style-name="gr3" draw:text-style-name="P1" draw:layer="layout" svg:width="2.54cm" svg:height="1.27cm" svg:x="21.701cm" svg:y="8.62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53cm" svg:height="0.962cm" svg:x="21.588cm" svg:y="8.801cm">
            <draw:text-box>
              <text:p>11 SLO</text:p>
            </draw:text-box>
          </draw:frame>
        </draw:g>
        <draw:g>
          <draw:custom-shape draw:style-name="gr3" draw:text-style-name="P1" draw:layer="layout" svg:width="2.54cm" svg:height="1.27cm" svg:x="24.354cm" svg:y="8.62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568cm" svg:height="0.962cm" svg:x="24.241cm" svg:y="8.801cm">
            <draw:text-box>
              <text:p>12 STA</text:p>
            </draw:text-box>
          </draw:frame>
        </draw:g>
        <draw:g>
          <draw:custom-shape draw:style-name="gr3" draw:text-style-name="P1" draw:layer="layout" svg:width="2.54cm" svg:height="1.27cm" svg:x="16.367cm" svg:y="10.017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335cm" svg:height="0.962cm" svg:x="16.254cm" svg:y="10.198cm">
            <draw:text-box>
              <text:p>15 SLI</text:p>
            </draw:text-box>
          </draw:frame>
        </draw:g>
        <draw:frame draw:style-name="gr4" draw:layer="layout" svg:width="4.27cm" svg:height="0.962cm" svg:x="21.749cm" svg:y="10.198cm">
          <draw:text-box>
            <text:p>Practice Area</text:p>
          </draw:text-box>
        </draw:frame>
        <draw:g>
          <draw:custom-shape draw:style-name="gr1" draw:text-style-name="P1" draw:layer="layout" svg:width="7.366cm" svg:height="4.318cm" svg:x="1.127cm" svg:y="11.414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09cm" svg:x="1.178cm" svg:y="11.475cm">
            <draw:text-box>
              <text:p>LP24</text:p>
            </draw:text-box>
          </draw:frame>
        </draw:g>
        <draw:g>
          <draw:custom-shape draw:style-name="gr1" draw:text-style-name="P1" draw:layer="layout" svg:width="7.366cm" svg:height="4.318cm" svg:x="8.62cm" svg:y="11.414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673cm" svg:x="8.671cm" svg:y="11.475cm">
            <draw:text-box>
              <text:p>LP25</text:p>
              <text:p>SOL</text:p>
            </draw:text-box>
          </draw:frame>
        </draw:g>
        <draw:g>
          <draw:custom-shape draw:style-name="gr3" draw:text-style-name="P1" draw:layer="layout" svg:width="2.54cm" svg:height="1.27cm" svg:x="5.812cm" svg:y="11.541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369cm" svg:height="0.962cm" svg:x="5.699cm" svg:y="11.722cm">
            <draw:text-box>
              <text:p>20 ILU</text:p>
            </draw:text-box>
          </draw:frame>
        </draw:g>
        <draw:g>
          <draw:custom-shape draw:style-name="gr3" draw:text-style-name="P1" draw:layer="layout" svg:width="2.54cm" svg:height="1.27cm" svg:x="5.812cm" svg:y="12.9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layer="layout" svg:width="2.72cm" svg:height="0.962cm" svg:x="5.699cm" svg:y="13.119cm">
            <draw:text-box>
              <text:p>21 PRC</text:p>
            </draw:text-box>
          </draw:frame>
        </draw:g>
        <draw:g>
          <draw:custom-shape draw:style-name="gr3" draw:text-style-name="P1" draw:layer="layout" svg:width="2.54cm" svg:height="1.27cm" svg:x="5.812cm" svg:y="14.335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407cm" svg:height="0.962cm" svg:x="5.699cm" svg:y="14.516cm">
            <draw:text-box>
              <text:p>24 IFR</text:p>
            </draw:text-box>
          </draw:frame>
        </draw:g>
        <draw:g>
          <draw:custom-shape draw:style-name="gr3" draw:text-style-name="P1" draw:layer="layout" svg:width="2.54cm" svg:height="1.27cm" svg:x="10.633cm" svg:y="11.541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53cm" svg:height="0.962cm" svg:x="10.52cm" svg:y="11.722cm">
            <draw:text-box>
              <text:p>19 SOL</text:p>
            </draw:text-box>
          </draw:frame>
        </draw:g>
        <draw:g>
          <draw:custom-shape draw:style-name="gr3" draw:text-style-name="P1" draw:layer="layout" svg:width="2.54cm" svg:height="1.27cm" svg:x="13.3cm" svg:y="11.541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1cm" svg:height="0.962cm" svg:x="13.187cm" svg:y="11.722cm">
            <draw:text-box>
              <text:p>16 TOF</text:p>
            </draw:text-box>
          </draw:frame>
        </draw:g>
        <draw:g>
          <draw:custom-shape draw:style-name="gr3" draw:text-style-name="P1" draw:layer="layout" svg:width="2.54cm" svg:height="1.27cm" svg:x="13.286cm" svg:y="14.335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13.173cm" svg:y="14.516cm">
            <draw:text-box>
              <text:p>18 LDG</text:p>
            </draw:text-box>
          </draw:frame>
        </draw:g>
        <draw:g>
          <draw:custom-shape draw:style-name="gr3" draw:text-style-name="P1" draw:layer="layout" svg:width="2.54cm" svg:height="1.27cm" svg:x="10.633cm" svg:y="12.938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6cm" svg:height="0.962cm" svg:x="10.506cm" svg:y="13.119cm">
            <draw:text-box>
              <text:p>23 NAV</text:p>
            </draw:text-box>
          </draw:frame>
        </draw:g>
        <draw:frame draw:style-name="gr4" draw:layer="layout" svg:width="10.044cm" svg:height="1.673cm" svg:x="16.24cm" svg:y="11.519cm">
          <draw:text-box>
            <text:p>Solo Practice improving Accuracy</text:p>
            <text:p>and Coordination (Exercise Cont.)</text:p>
          </draw:text-box>
        </draw:frame>
        <draw:g>
          <draw:custom-shape draw:style-name="gr3" draw:text-style-name="P1" draw:layer="layout" svg:width="2.54cm" svg:height="1.27cm" svg:x="16.394cm" svg:y="13.0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2.64cm" svg:height="0.962cm" svg:x="16.394cm" svg:y="13.246cm">
            <draw:text-box>
              <text:p>09 TNS</text:p>
            </draw:text-box>
          </draw:frame>
        </draw:g>
        <draw:g>
          <draw:custom-shape draw:style-name="gr3" draw:text-style-name="P1" draw:layer="layout" svg:width="2.54cm" svg:height="1.27cm" svg:x="21.634cm" svg:y="13.0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layer="layout" svg:width="2.72cm" svg:height="0.962cm" svg:x="21.521cm" svg:y="13.246cm">
            <draw:text-box>
              <text:p>21 PRC</text:p>
            </draw:text-box>
          </draw:frame>
        </draw:g>
        <draw:g>
          <draw:custom-shape draw:style-name="gr3" draw:text-style-name="P1" draw:layer="layout" svg:width="2.54cm" svg:height="1.27cm" svg:x="19.02cm" svg:y="13.065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18.907cm" svg:y="13.246cm">
            <draw:text-box>
              <text:p>22 FRC</text:p>
            </draw:text-box>
          </draw:frame>
        </draw:g>
        <draw:g>
          <draw:custom-shape draw:style-name="gr1" draw:text-style-name="P1" draw:layer="layout" svg:width="7.366cm" svg:height="4.318cm" svg:x="1.127cm" svg:y="15.859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09cm" svg:x="1.178cm" svg:y="15.92cm">
            <draw:text-box>
              <text:p>LP26</text:p>
            </draw:text-box>
          </draw:frame>
        </draw:g>
        <draw:g>
          <draw:custom-shape draw:style-name="gr1" draw:text-style-name="P1" draw:layer="layout" svg:width="7.366cm" svg:height="4.318cm" svg:x="8.62cm" svg:y="15.859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673cm" svg:x="8.671cm" svg:y="15.92cm">
            <draw:text-box>
              <text:p>LP27</text:p>
              <text:p>SOL</text:p>
            </draw:text-box>
          </draw:frame>
        </draw:g>
        <draw:g>
          <draw:custom-shape draw:style-name="gr3" draw:text-style-name="P1" draw:layer="layout" svg:width="2.54cm" svg:height="1.27cm" svg:x="3.159cm" svg:y="15.986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6cm" svg:height="0.962cm" svg:x="3.032cm" svg:y="16.167cm">
            <draw:text-box>
              <text:p>23 NAV</text:p>
            </draw:text-box>
          </draw:frame>
        </draw:g>
        <draw:g>
          <draw:custom-shape draw:style-name="gr3" draw:text-style-name="P1" draw:layer="layout" svg:width="2.54cm" svg:height="1.27cm" svg:x="5.812cm" svg:y="15.9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layer="layout" svg:width="2.72cm" svg:height="0.962cm" svg:x="5.699cm" svg:y="16.167cm">
            <draw:text-box>
              <text:p>21 PRC</text:p>
            </draw:text-box>
          </draw:frame>
        </draw:g>
        <draw:g>
          <draw:custom-shape draw:style-name="gr3" draw:text-style-name="P1" draw:layer="layout" svg:width="2.54cm" svg:height="1.27cm" svg:x="5.776cm" svg:y="17.383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83cm" svg:height="0.962cm" svg:x="5.663cm" svg:y="17.564cm">
            <draw:text-box>
              <text:p>29 EMG</text:p>
            </draw:text-box>
          </draw:frame>
        </draw:g>
        <draw:frame draw:style-name="gr4" draw:layer="layout" svg:width="7.445cm" svg:height="0.962cm" svg:x="16.113cm" svg:y="15.964cm">
          <draw:text-box>
            <text:p>First Solo Cross-Country</text:p>
          </draw:text-box>
        </draw:frame>
        <draw:g>
          <draw:custom-shape draw:style-name="gr3" draw:text-style-name="P1" draw:layer="layout" svg:width="2.54cm" svg:height="1.27cm" svg:x="10.638cm" svg:y="15.986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53cm" svg:height="0.962cm" svg:x="10.525cm" svg:y="16.167cm">
            <draw:text-box>
              <text:p>19 SOL</text:p>
            </draw:text-box>
          </draw:frame>
        </draw:g>
        <draw:g>
          <draw:custom-shape draw:style-name="gr3" draw:text-style-name="P1" draw:layer="layout" svg:width="2.54cm" svg:height="1.27cm" svg:x="10.652cm" svg:y="17.383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6cm" svg:height="0.962cm" svg:x="10.525cm" svg:y="17.564cm">
            <draw:text-box>
              <text:p>23 NAV</text:p>
            </draw:text-box>
          </draw:frame>
        </draw:g>
        <draw:g>
          <draw:custom-shape draw:style-name="gr3" draw:text-style-name="P1" draw:layer="layout" svg:width="2.54cm" svg:height="1.27cm" svg:x="13.305cm" svg:y="15.9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layer="layout" svg:width="2.72cm" svg:height="0.962cm" svg:x="13.192cm" svg:y="16.167cm">
            <draw:text-box>
              <text:p>21 PRC</text:p>
            </draw:text-box>
          </draw:frame>
        </draw:g>
        <draw:g>
          <draw:custom-shape draw:style-name="gr3" draw:text-style-name="P1" draw:layer="layout" svg:width="2.54cm" svg:height="1.27cm" svg:x="3.145cm" svg:y="14.335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864cm" svg:height="0.962cm" svg:x="3.032cm" svg:y="14.516cm">
            <draw:text-box>
              <text:p>30 COM</text:p>
            </draw:text-box>
          </draw:frame>
        </draw:g>
        <draw:g>
          <draw:custom-shape draw:style-name="gr3" draw:text-style-name="P1" draw:layer="layout" svg:width="2.54cm" svg:height="1.27cm" svg:x="5.742cm" svg:y="18.78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864cm" svg:height="0.962cm" svg:x="5.629cm" svg:y="18.961cm">
            <draw:text-box>
              <text:p>30 COM</text:p>
            </draw:text-box>
          </draw:frame>
        </draw:g>
        <draw:g>
          <draw:custom-shape draw:style-name="gr3" draw:text-style-name="P1" draw:layer="layout" svg:width="2.54cm" svg:height="1.27cm" svg:x="13.305cm" svg:y="17.383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864cm" svg:height="0.962cm" svg:x="13.192cm" svg:y="17.564cm">
            <draw:text-box>
              <text:p>30 COM</text:p>
            </draw:text-box>
          </draw:frame>
        </draw:g>
      </draw:page>
      <draw:page draw:name="page4" draw:style-name="dp1" draw:master-page-name="Default">
        <draw:frame draw:style-name="gr7" draw:text-style-name="P2" draw:layer="layout" svg:width="12.106cm" svg:height="0.962cm" svg:x="7.973cm" svg:y="1.254cm">
          <draw:text-box>
            <text:p><text:span text:style-name="T1">Flight Test Preparation and Flight Test</text:span></text:p>
          </draw:text-box>
        </draw:frame>
        <draw:g>
          <draw:custom-shape draw:style-name="gr1" draw:text-style-name="P1" draw:layer="layout" svg:width="7.366cm" svg:height="4.318cm" svg:x="1.127cm" svg:y="2.397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09cm" svg:x="1.178cm" svg:y="2.458cm">
            <draw:text-box>
              <text:p>LP28</text:p>
            </draw:text-box>
          </draw:frame>
        </draw:g>
        <draw:g>
          <draw:custom-shape draw:style-name="gr1" draw:text-style-name="P1" draw:layer="layout" svg:width="7.366cm" svg:height="4.318cm" svg:x="8.62cm" svg:y="2.397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673cm" svg:x="8.671cm" svg:y="2.458cm">
            <draw:text-box>
              <text:p>LP29</text:p>
              <text:p>SOL</text:p>
            </draw:text-box>
          </draw:frame>
        </draw:g>
        <draw:g>
          <draw:custom-shape draw:style-name="gr1" draw:text-style-name="P1" draw:layer="layout" svg:width="7.366cm" svg:height="4.318cm" svg:x="1.127cm" svg:y="6.842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09cm" svg:x="1.178cm" svg:y="6.903cm">
            <draw:text-box>
              <text:p>LP30</text:p>
            </draw:text-box>
          </draw:frame>
        </draw:g>
        <draw:g>
          <draw:custom-shape draw:style-name="gr1" draw:text-style-name="P1" draw:layer="layout" svg:width="7.366cm" svg:height="4.318cm" svg:x="8.62cm" svg:y="6.842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09cm" svg:x="8.671cm" svg:y="6.903cm">
            <draw:text-box>
              <text:p>LP31</text:p>
            </draw:text-box>
          </draw:frame>
        </draw:g>
        <draw:frame draw:style-name="gr4" draw:layer="layout" svg:width="9.024cm" svg:height="0.962cm" svg:x="16.151cm" svg:y="2.795cm">
          <draw:text-box>
            <text:p>Flight Test Items Solo Practice</text:p>
          </draw:text-box>
        </draw:frame>
        <draw:frame draw:style-name="gr4" draw:layer="layout" svg:width="10.531cm" svg:height="0.962cm" svg:x="16.113cm" svg:y="6.842cm">
          <draw:text-box>
            <text:p>Flight Test Simulation / Examination</text:p>
          </draw:text-box>
        </draw:frame>
        <draw:g>
          <draw:custom-shape draw:style-name="gr3" draw:text-style-name="P1" draw:layer="layout" svg:width="2.54cm" svg:height="1.27cm" svg:x="1.127cm" svg:y="11.6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2.407cm" svg:height="0.962cm" svg:x="1.014cm" svg:y="11.849cm">
            <draw:text-box>
              <text:p>24 IFR</text:p>
            </draw:text-box>
          </draw:frame>
        </draw:g>
        <draw:g>
          <draw:custom-shape draw:style-name="gr3" draw:text-style-name="P1" draw:layer="layout" svg:width="2.54cm" svg:height="1.27cm" svg:x="1.127cm" svg:y="13.065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407cm" svg:height="0.962cm" svg:x="1.014cm" svg:y="13.246cm">
            <draw:text-box>
              <text:p>25 NIT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opacity draw:name="Transparency_20_1" draw:display-name="Transparency 1" draw:style="linear" draw:start="100%" draw:end="0%" draw:angle="0" draw:border="5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8T11:11:57.988269622</meta:creation-date>
    <dc:date>2015-09-10T17:42:28.800335248</dc:date>
    <meta:editing-duration>P1DT20H24M11S</meta:editing-duration>
    <meta:editing-cycles>77</meta:editing-cycles>
    <meta:generator>LibreOffice/4.2.8.2$Linux_X86_64 LibreOffice_project/420m0$Build-2</meta:generator>
    <meta:document-statistic meta:object-count="452"/>
  </office:meta>
</office:document-meta>
</file>